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5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4.088cm" svg:height="9.604cm" svg:x="6.855cm" svg:y="4.668cm">
            <draw:object draw:notify-on-update-of-ranges="List1.A3:List1.A7 List1.B3:List1.B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O NOVIN JEN GRAF A POPISEK</text:p>
          </table:table-cell>
          <table:table-cell/>
        </table:table-row>
        <table:table-row table:style-name="ro2">
          <table:table-cell table:style-name="ce2" office:value-type="string">
            <text:p>Kapitálové výdaje</text:p>
          </table:table-cell>
          <table:table-cell office:value-type="float" office:value="10.285">
            <text:p>10,285</text:p>
          </table:table-cell>
        </table:table-row>
        <table:table-row table:style-name="ro2">
          <table:table-cell office:value-type="string">
            <text:p>Doprava – 6,731 mld. Kč</text:p>
          </table:table-cell>
          <table:table-cell office:value-type="float" office:value="6.731">
            <text:p>6,731</text:p>
          </table:table-cell>
        </table:table-row>
        <table:table-row table:style-name="ro2">
          <table:table-cell office:value-type="string">
            <text:p>Městská infrastruktura – 1,463 mld. Kč</text:p>
          </table:table-cell>
          <table:table-cell office:value-type="float" office:value="1.463">
            <text:p>1,463</text:p>
          </table:table-cell>
        </table:table-row>
        <table:table-row table:style-name="ro2">
          <table:table-cell office:value-type="string">
            <text:p>Školství, mládež a sport – 0,548 mld. Kč</text:p>
          </table:table-cell>
          <table:table-cell office:value-type="float" office:value="0.548">
            <text:p>0,548</text:p>
          </table:table-cell>
        </table:table-row>
        <table:table-row table:style-name="ro2">
          <table:table-cell office:value-type="string">
            <text:p>Hospodářství – 0,546 mld. Kč</text:p>
          </table:table-cell>
          <table:table-cell office:value-type="float" office:value="0.546">
            <text:p>0,546</text:p>
          </table:table-cell>
        </table:table-row>
        <table:table-row table:style-name="ro2">
          <table:table-cell office:value-type="string">
            <text:p>Ostatní – 0,997 Kč</text:p>
          </table:table-cell>
          <table:table-cell table:formula="of:=[.B2]-SUM([.B3:.B6])" office:value-type="float" office:value="0.997">
            <text:p>0,9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Popisek: Praha má v rozpočtu na rok 2014 vyčleněných 10,285 miliard Kč na investice. Na běžné výdaje pak jde 37,974 miliard. Rozpočet je schodkový, schodek je 11,386 miliard Kč.</text:p>
          </table:table-cell>
          <table:table-cell/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0000-00-00T18:28:5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9-01T21:51:34</meta:creation-date>
    <dc:date>2014-09-03T18:38:28</dc:date>
    <dc:creator>Adam </dc:creator>
    <meta:editing-duration>PT8M47S</meta:editing-duration>
    <meta:editing-cycles>4</meta:editing-cycles>
    <meta:generator>LibreOffice/4.0.2.2$Linux_X86_64 LibreOffice_project/400m0$Build-2</meta:generator>
    <meta:document-statistic meta:table-count="1" meta:cell-count="14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089cm" svg:height="9.605cm" xlink:href=".." xlink:type="simple" chart:class="chart:circle" chart:style-name="ch1">
        <chart:title svg:x="2.913cm" svg:y="0.328cm" chart:style-name="ch2">
          <text:p>Do čeho Praha investuje (rozpočet 2014)</text:p>
        </chart:title>
        <chart:legend chart:legend-position="end" svg:x="9.286cm" svg:y="2.911cm" style:legend-expansion="high" chart:style-name="ch3"/>
        <chart:plot-area chart:style-name="ch4" table:cell-range-address="List1.A3:List1.B7" chart:data-source-has-labels="column" svg:x="0.281cm" svg:y="1.491cm" svg:width="8.724cm" svg:height="7.922cm">
          <chartooo:coordinate-region svg:x="0.682cm" svg:y="1.492cm" svg:width="7.921cm" svg:height="7.921cm"/>
          <chart:axis chart:dimension="x" chart:name="primary-x" chart:style-name="ch5" chartooo:axis-type="auto">
            <chartooo:date-scale/>
            <chart:categories table:cell-range-address="List1.A3:List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ist1.B3:List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Doprava – 6,731 mld. Kč</text:p>
                <draw:g>
                  <svg:desc>List1.A3:List1.A7</svg:desc>
                </draw:g>
              </table:table-cell>
              <table:table-cell office:value-type="float" office:value="6.731">
                <text:p>6.731</text:p>
                <draw:g>
                  <svg:desc>List1.B3:List1.B7</svg:desc>
                </draw:g>
              </table:table-cell>
            </table:table-row>
            <table:table-row>
              <table:table-cell office:value-type="string">
                <text:p>Městská infrastruktura – 1,463 mld. Kč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Školství, mládež a sport – 0,548 mld. Kč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Hospodářství – 0,546 mld. Kč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Ostatní – 0,997 Kč</text:p>
              </table:table-cell>
              <table:table-cell office:value-type="float" office:value="0.997">
                <text:p>0.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